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9.174cm" fo:min-width="0cm" fo:padding-top="0.141cm" fo:padding-bottom="0.141cm" fo:padding-left="0.141cm" fo:padding-right="0.141cm" fo:wrap-option="wrap" draw:shadow="hidden"/>
    </style:style>
    <style:style style:name="pr2" style:family="presentation" style:parent-style-name="Default-subtitle" style:list-style-name="L1">
      <style:graphic-properties draw:fill-color="#ffffff" draw:auto-grow-height="true" fo:min-height="14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fill-color="#ffffff" draw:auto-grow-height="true" fo:min-height="9.174cm"/>
    </style:style>
    <style:style style:name="pr5" style:family="presentation" style:parent-style-name="Default-notes">
      <style:graphic-properties draw:fill-color="#ffffff" fo:min-height="11.179cm"/>
    </style:style>
    <style:style style:name="pr6" style:family="presentation" style:parent-style-name="Title1-title">
      <style:graphic-properties draw:fill-color="#ffffff" fo:min-height="7.143cm"/>
    </style:style>
    <style:style style:name="pr7" style:family="presentation" style:parent-style-name="Title1-notes">
      <style:graphic-properties draw:fill-color="#ffffff" fo:min-height="11.179cm"/>
    </style:style>
    <style:style style:name="pr8" style:family="presentation" style:parent-style-name="Default-title">
      <style:graphic-properties draw:fill-color="#ffffff" fo:min-height="8.923cm"/>
    </style:style>
    <style:style style:name="pr9" style:family="presentation" style:parent-style-name="Default-outline1" style:list-style-name="L4">
      <style:graphic-properties draw:stroke="none" draw:fill="none" fo:min-height="1.78cm"/>
    </style:style>
    <style:style style:name="pr10" style:family="presentation" style:parent-style-name="Title1-title">
      <style:graphic-properties draw:fill-color="#ffffff" draw:auto-grow-height="true" fo:min-height="7.394cm"/>
    </style:style>
    <style:style style:name="pr11" style:family="presentation" style:parent-style-name="Title1-outline1" style:list-style-name="L5">
      <style:graphic-properties draw:auto-grow-height="true" fo:min-height="23.054cm"/>
    </style:style>
    <style:style style:name="pr12" style:family="presentation" style:parent-style-name="Title1-outline1">
      <style:graphic-properties fo:min-height="22.803cm"/>
    </style:style>
    <style:style style:name="pr13" style:family="presentation" style:parent-style-name="Title1-outline1" style:list-style-name="L5">
      <style:graphic-properties draw:auto-grow-height="true" fo:min-height="23.054cm"/>
    </style:style>
    <style:style style:name="pr14" style:family="presentation" style:parent-style-name="Title1-title">
      <style:graphic-properties fo:min-height="7.143cm"/>
    </style:style>
    <style:style style:name="pr15" style:family="presentation" style:parent-style-name="Title1-subtitle">
      <style:graphic-properties draw:fill-color="#ffffff" fo:min-height="22.803cm"/>
    </style:style>
    <style:style style:name="pr1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wrap" draw:shadow="hidden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 draw:shadow="hidden"/>
    </style:style>
    <style:style style:name="pr18" style:family="presentation" style:parent-style-name="Title1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</style:style>
    <style:style style:name="P3" style:family="paragraph">
      <style:paragraph-properties text:enable-numbering="false" fo:margin-left="0cm" fo:margin-right="0cm" fo:line-height="10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846cm" fo:margin-bottom="0cm" fo:line-height="100%" fo:text-align="start" fo:text-indent="0cm"/>
    </style:style>
    <style:style style:name="P6" style:family="paragraph">
      <style:paragraph-properties text:enable-numbering="true" fo:margin-left="2.469cm" fo:margin-right="0cm" fo:margin-top="0.846cm" fo:margin-bottom="0cm" fo:line-height="100%" fo:text-align="start" fo:text-indent="-1.588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text-properties fo:font-size="42pt"/>
    </style:style>
    <style:style style:name="P9" style:family="paragraph">
      <style:text-properties fo:font-size="12pt"/>
    </style:style>
    <style:style style:name="P10" style:family="paragraph">
      <style:paragraph-properties fo:margin-left="2.328cm" fo:margin-right="0cm" fo:text-indent="-1.588cm"/>
    </style:style>
    <style:style style:name="P11" style:family="paragraph">
      <style:paragraph-properties fo:margin-left="0cm" fo:margin-right="0cm" fo:line-height="10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2.328cm" fo:margin-right="0cm" fo:text-indent="-1.588cm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family-asian="'ヒラギノ角ゴ ProN W3'" style:font-pitch-asian="variable" style:font-family-complex="'ヒラギノ角ゴ ProN W3'" style:font-pitch-complex="variable"/>
    </style:style>
    <text:list-style style:name="L1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74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74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lian Simpson, The Build Doctor Limited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9.069cm" svg:height="9.456cm" svg:x="3.527cm" svg:y="4.267cm" presentation:class="title" presentation:user-transformed="true">
          <draw:text-box>
            <text:p text:style-name="P1">Design patterns without developers?</text:p>
          </draw:text-box>
        </draw:frame>
        <draw:frame presentation:style-name="pr2" draw:text-style-name="P3" draw:layer="layout" svg:width="29.069cm" svg:height="14cm" svg:x="3.527cm" svg:y="13.97cm" presentation:class="subtitle" presentation:user-transformed="true">
          <draw:text-box>
            <text:p text:style-name="P1">Julian Simpson, The Build Doctor Ltd</text:p>
            <text:p text:style-name="P1">http://www.build-doctor.com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4" draw:layer="layout" svg:width="29.069cm" svg:height="9.174cm" svg:x="3.527cm" svg:y="4.55cm" presentation:class="title">
          <draw:text-box>
            <text:p text:style-name="P4">Who am I?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4" draw:layer="layout" svg:width="15.239cm" svg:height="11.179cm" svg:x="1.905cm" svg:y="12.064cm" presentation:class="notes" presentation:user-transformed="true">
            <draw:text-box>
              <text:p text:style-name="P4">Sysadmn</text:p>
              <text:p text:style-name="P4">Build Manager</text:p>
              <text:p text:style-name="P4">Blogger</text:p>
              <text:p text:style-name="P4">Freelancere</text:p>
            </draw:text-box>
          </draw:frame>
        </presentation:notes>
      </draw:page>
      <draw:page draw:name="page3" draw:style-name="dp4" draw:master-page-name="Title1" presentation:presentation-page-layout-name="AL2T19" presentation:use-footer-name="ftr1">
        <office:forms form:automatic-focus="false" form:apply-design-mode="false"/>
        <draw:frame presentation:style-name="pr6" draw:text-style-name="P4" draw:layer="layout" svg:width="29.069cm" svg:height="7.143cm" svg:x="3.931cm" svg:y="5.5cm" presentation:class="title" presentation:user-transformed="true">
          <draw:text-box>
            <text:p text:style-name="P4">Why are we here?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7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 presentation:user-transformed="true">
          <draw:text-box>
            <text:p text:style-name="P4">Patterns for developers:<text:line-break/>they're good. 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4">What about other disciplines?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4" draw:layer="layout" svg:width="29.069cm" svg:height="9.174cm" svg:x="3.527cm" svg:y="4.55cm" presentation:class="title">
          <draw:text-box>
            <text:p text:style-name="P4">Others could benefit.</text:p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10.213cm" svg:x="3.527cm" svg:y="4.03cm" presentation:class="title" presentation:user-transformed="true">
          <draw:text-box>
            <text:p text:style-name="P4"><text:line-break/>We don't have a GoF moment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Some work has been done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So let's make a GoF moment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Now.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Here's what to do: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4" draw:layer="layout" svg:width="29.069cm" svg:height="9.174cm" svg:x="3.527cm" svg:y="4.55cm" presentation:class="title">
          <draw:text-box>
            <text:p text:style-name="P4">Break into groups</text:p>
          </draw:text-box>
        </draw:frame>
        <draw:frame presentation:style-name="pr9" draw:text-style-name="P6" draw:layer="layout" svg:width="30.335cm" svg:height="8.363cm" svg:x="3.201cm" svg:y="13.774cm">
          <draw:text-box>
            <text:list text:style-name="L4">
              <text:list-item>
                <text:list>
                  <text:list-item>
                    <text:p text:style-name="P5">DBA, </text:p>
                  </text:list-item>
                  <text:list-item>
                    <text:p text:style-name="P5">Sysadmin, </text:p>
                  </text:list-item>
                  <text:list-item>
                    <text:p text:style-name="P5">QA,</text:p>
                  </text:list-item>
                  <text:list-item>
                    <text:p text:style-name="P5"><text:s/>Build Mg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>
        <office:forms form:automatic-focus="false" form:apply-design-mode="false"/>
        <draw:frame presentation:style-name="pr4" draw:text-style-name="P4" draw:layer="layout" svg:width="29.069cm" svg:height="9.174cm" svg:x="3.527cm" svg:y="4.55cm" presentation:class="title">
          <draw:text-box>
            <text:p text:style-name="P4">You'll have 2 minutes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Not yet!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 presentation:user-transformed="true">
          <draw:text-box>
            <text:p text:style-name="P4">We'll spend 40 minutes on patterns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layer="layout" svg:width="29.069cm" svg:height="8.923cm" svg:x="3.527cm" svg:y="4.675cm" presentation:class="title">
          <draw:text-box>
            <text:p text:style-name="P4">I'll come around and help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 presentation:use-footer-name="ftr1">
        <office:forms form:automatic-focus="false" form:apply-design-mode="false"/>
        <draw:frame presentation:style-name="pr8" draw:text-style-name="P4" draw:layer="layout" svg:width="29.069cm" svg:height="8.923cm" svg:x="3.527cm" svg:y="4.675cm" presentation:class="title">
          <draw:text-box>
            <text:p text:style-name="P4">Then we collect the results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3T3" presentation:use-footer-name="ftr1">
        <office:forms form:automatic-focus="false" form:apply-design-mode="false"/>
        <draw:frame presentation:style-name="pr10" draw:text-style-name="P4" draw:layer="layout" svg:width="29.069cm" svg:height="7.394cm" svg:x="3.5cm" svg:y="-1.394cm" presentation:class="title" presentation:user-transformed="true">
          <draw:text-box>
            <text:p text:style-name="P4"><text:s/>Existing IT patterns</text:p>
          </draw:text-box>
        </draw:frame>
        <draw:frame presentation:style-name="pr11" draw:text-style-name="P4" draw:layer="layout" svg:width="14.185cm" svg:height="23.054cm" svg:x="3.527cm" svg:y="4.102cm" presentation:class="outline">
          <draw:text-box>
            <text:list text:style-name="L5">
              <text:list-item>
                <text:list>
                  <text:list-item>
                    <text:p text:style-name="P4">1-Tier Transact</text:p>
                  </text:list-item>
                  <text:list-item>
                    <text:p text:style-name="P4">2-Tier Transact</text:p>
                  </text:list-item>
                  <text:list-item>
                    <text:p text:style-name="P4">N-Tier Transact</text:p>
                  </text:list-item>
                  <text:list-item>
                    <text:p text:style-name="P4">Client/Server publish</text:p>
                  </text:list-item>
                  <text:list-item>
                    <text:p text:style-name="P4">Web Publish</text:p>
                  </text:list-item>
                  <text:list-item>
                    <text:p text:style-name="P4">Stream Publish</text:p>
                  </text:list-item>
                </text:list>
              </text:list-item>
            </text:list>
          </draw:text-box>
        </draw:frame>
        <draw:frame presentation:style-name="pr12" draw:layer="layout" svg:width="14.185cm" svg:height="22.803cm" svg:x="18.315cm" svg:y="4cm" presentation:class="outline" presentation:user-transformed="true">
          <draw:text-box>
            <text:list text:style-name="L6">
              <text:list-item>
                <text:p>Realtime Collaborate</text:p>
              </text:list-item>
              <text:list-item>
                <text:p>Store and Forward Collaborate</text:p>
              </text:list-item>
              <text:list-item>
                <text:p>Structured Collaborat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7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3T3" presentation:use-footer-name="ftr1">
        <office:forms form:automatic-focus="false" form:apply-design-mode="false"/>
        <draw:frame presentation:style-name="pr10" draw:text-style-name="P4" draw:layer="layout" svg:width="29.069cm" svg:height="7.394cm" svg:x="3.5cm" svg:y="-1.5cm" presentation:class="title" presentation:user-transformed="true">
          <draw:text-box>
            <text:p text:style-name="P4"><text:s/>Existing Build patterns</text:p>
          </draw:text-box>
        </draw:frame>
        <draw:frame presentation:style-name="pr13" draw:text-style-name="P4" draw:layer="layout" svg:width="14.185cm" svg:height="23.054cm" svg:x="3.5cm" svg:y="5.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4">Build Fix Flag</text:p>
                  </text:list-item>
                  <text:list-item>
                    <text:p text:style-name="P4">Checkin Gate</text:p>
                  </text:list-item>
                  <text:list-item>
                    <text:p text:style-name="P4">Movable Checkin Gate</text:p>
                  </text:list-item>
                  <text:list-item>
                    <text:p text:style-name="P4">Chained build</text:p>
                  </text:list-item>
                  <text:list-item>
                    <text:p text:style-name="P4">Facade</text:p>
                  </text:list-item>
                  <text:list-item>
                    <text:p text:style-name="P4">Captured Tool<text:tab/></text:p>
                  </text:list-item>
                </text:list>
              </text:list-item>
            </text:list>
          </draw:text-box>
        </draw:frame>
        <draw:frame presentation:style-name="pr12" draw:layer="layout" svg:width="14.185cm" svg:height="22.803cm" svg:x="18.315cm" svg:y="5.5cm" presentation:class="outline" presentation:user-transformed="true">
          <draw:text-box>
            <text:list text:style-name="L6">
              <text:list-item>
                <text:p>Repository</text:p>
              </text:list-item>
              <text:list-item>
                <text:p>Independent Build</text:p>
              </text:list-item>
              <text:list-item>
                <text:p>Mainline</text:p>
              </text:list-item>
              <text:list-item>
                <text:p>Private Build</text:p>
              </text:list-item>
              <text:list-item>
                <text:p>Binary Deliverable</text:p>
              </text:list-item>
              <text:list-item>
                <text:p>Amnesiac CI buil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9" presentation:class="page"/>
          <draw:frame presentation:style-name="pr7" draw:text-style-name="P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1T0" presentation:use-footer-name="ftr1">
        <office:forms form:automatic-focus="false" form:apply-design-mode="false"/>
        <draw:frame presentation:style-name="pr14" draw:layer="layout" svg:width="29.069cm" svg:height="7.143cm" svg:x="3.527cm" svg:y="0.521cm" presentation:class="title">
          <draw:text-box>
            <text:p>Example: Private Build</text:p>
          </draw:text-box>
        </draw:frame>
        <draw:frame presentation:style-name="pr15" draw:layer="layout" svg:width="29.069cm" svg:height="22.803cm" svg:x="3.527cm" svg:y="4.227cm" presentation:class="subtitle" presentation:user-transformed="true">
          <draw:text-box>
            <text:list text:style-name="L7">
              <text:list-item>
                <text:p>AKA “Pre-commit build”</text:p>
              </text:list-item>
              <text:list-item>
                <text:p>Reduces build breakage</text:p>
              </text:list-item>
              <text:list-item>
                <text:p>At cost of some developer convenience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0" presentation:class="page"/>
          <draw:frame presentation:style-name="pr7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1T0" presentation:use-footer-name="ftr1">
        <office:forms form:automatic-focus="false" form:apply-design-mode="false"/>
        <draw:frame presentation:style-name="pr14" draw:layer="layout" svg:width="29.069cm" svg:height="7.143cm" svg:x="3.527cm" svg:y="0.521cm" presentation:class="title">
          <draw:text-box>
            <text:p>Example: Checkin Gate</text:p>
          </draw:text-box>
        </draw:frame>
        <draw:frame presentation:style-name="pr15" draw:text-style-name="P8" draw:layer="layout" svg:width="29.069cm" svg:height="22.803cm" svg:x="3.527cm" svg:y="4.227cm" presentation:class="subtitle" presentation:user-transformed="true">
          <draw:text-box>
            <text:list text:style-name="L7">
              <text:list-item>
                <text:p text:style-name="P8">Could be post-commit hook</text:p>
              </text:list-item>
              <text:list-item>
                <text:p text:style-name="P8">Or continuous build</text:p>
              </text:list-item>
              <text:list-item>
                <text:p text:style-name="P8">At minimum could be compile</text:p>
              </text:list-item>
              <text:list-item>
                <text:p text:style-name="P8">Or some or all of a test suite</text:p>
              </text:list-item>
            </text:list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1" presentation:class="page"/>
          <draw:frame presentation:style-name="pr7" draw:text-style-name="P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1T0" presentation:use-footer-name="ftr1">
        <office:forms form:automatic-focus="false" form:apply-design-mode="false"/>
        <draw:frame presentation:style-name="pr6" draw:text-style-name="P4" draw:layer="layout" svg:width="29.069cm" svg:height="7.143cm" svg:x="3.527cm" svg:y="0.521cm" presentation:class="title">
          <draw:text-box>
            <text:p text:style-name="P4">Template</text:p>
          </draw:text-box>
        </draw:frame>
        <draw:frame presentation:style-name="pr15" draw:text-style-name="P10" draw:layer="layout" svg:width="29.069cm" svg:height="22.803cm" svg:x="3.527cm" svg:y="4.227cm" presentation:class="subtitle" presentation:user-transformed="true">
          <draw:text-box>
            <text:list text:style-name="L7">
              <text:list-item>
                <text:list>
                  <text:list-item>
                    <text:p text:style-name="P4">Name</text:p>
                  </text:list-item>
                  <text:list-item>
                    <text:p text:style-name="P4">Description</text:p>
                  </text:list-item>
                  <text:list-item>
                    <text:p text:style-name="P4">Intent</text:p>
                  </text:list-item>
                  <text:list-item>
                    <text:p text:style-name="P4">Motivation</text:p>
                  </text:list-item>
                  <text:list-item>
                    <text:p text:style-name="P4">Applicability</text:p>
                  </text:list-item>
                  <text:list-item>
                    <text:p text:style-name="P4"><text:span text:style-name="T1">U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2" presentation:class="page"/>
          <draw:frame presentation:style-name="pr7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5" draw:master-page-name="Title1" presentation:presentation-page-layout-name="AL4T1" presentation:use-footer-name="ftr1">
        <office:forms form:automatic-focus="false" form:apply-design-mode="false"/>
        <draw:frame presentation:style-name="pr16" draw:text-style-name="P12" draw:layer="layout" svg:width="29.069cm" svg:height="6.774cm" svg:x="3.527cm" svg:y="0.705cm" presentation:class="title" presentation:user-transformed="true">
          <draw:text-box>
            <text:p text:style-name="P11">Get into groups<text:span text:style-name="T2"><text:tab/></text:span></text:p>
          </draw:text-box>
        </draw:frame>
        <draw:frame presentation:style-name="pr17" draw:text-style-name="P13" draw:layer="layout" svg:width="29.069cm" svg:height="15.876cm" svg:x="3.527cm" svg:y="7.69cm" presentation:class="outline" presentation:user-transformed="true">
          <draw:text-box>
            <text:list text:style-name="L8">
              <text:list-item>
                <text:p text:style-name="P5">2 minutes to self organise</text:p>
              </text:list-item>
              <text:list-item>
                <text:p text:style-name="P5">Or I’ll do it.</text:p>
              </text:list-item>
              <text:list-item>
                <text:p text:style-name="P5">You wouldn’t like that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18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2-outline1" style:family="presentation">
      <style:graphic-properties draw:stroke="none" draw:fill="none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2-outline2" style:family="presentation" style:parent-style-name="Title12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3-outline1" style:family="presentation">
      <style:graphic-properties draw:stroke="none" draw:fill="none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3-outline2" style:family="presentation" style:parent-style-name="Title13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3-title" style:family="presentation">
      <style:graphic-properties draw:stroke="none" draw:fill="none" draw:textarea-vertical-align="middle">
        <text:list-style style:name="Title13-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9.069cm" svg:height="13.999cm" svg:x="3.527cm" svg:y="13.97cm" presentation:class="outline" presentation:placeholder="true">
        <draw:text-box/>
      </draw:frame>
      <draw:frame presentation:style-name="Default-title" draw:layer="backgroundobjects" svg:width="29.069cm" svg:height="9.173cm" svg:x="3.527cm" svg:y="4.55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9.069cm" svg:height="7.393cm" svg:x="3.527cm" svg:y="0.396cm" presentation:class="title" presentation:placeholder="true">
        <draw:text-box/>
      </draw:frame>
      <draw:frame presentation:style-name="Title1-outline1" draw:layer="backgroundobjects" svg:width="29.069cm" svg:height="23.053cm" svg:x="3.527cm" svg:y="4.10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outline1" draw:layer="backgroundobjects" svg:width="16.298cm" svg:height="14.663cm" svg:x="1.764cm" svg:y="13.3cm" presentation:class="outline" presentation:placeholder="true">
        <draw:text-box/>
      </draw:frame>
      <draw:frame presentation:style-name="Title6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outline1" draw:layer="backgroundobjects" svg:width="16.298cm" svg:height="14.663cm" svg:x="1.764cm" svg:y="13.3cm" presentation:class="outline" presentation:placeholder="true">
        <draw:text-box/>
      </draw:frame>
      <draw:frame presentation:style-name="Title7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title" draw:layer="backgroundobjects" svg:width="29.069cm" svg:height="7.393cm" svg:x="3.527cm" svg:y="0.396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9" style:page-layout-name="PM1" draw:style-name="Mdp1"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29.069cm" svg:height="7.393cm" svg:x="3.527cm" svg:y="0.396cm" presentation:class="title" presentation:placeholder="true">
        <draw:text-box/>
      </draw:frame>
      <draw:frame presentation:style-name="Title10-outline1" draw:layer="backgroundobjects" svg:width="14.005cm" svg:height="40.791cm" svg:x="3.527cm" svg:y="-4.767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29.069cm" svg:height="7.393cm" svg:x="3.527cm" svg:y="0.396cm" presentation:class="title" presentation:placeholder="true">
        <draw:text-box/>
      </draw:frame>
      <draw:frame presentation:style-name="Title11-outline1" draw:layer="backgroundobjects" svg:width="29.069cm" svg:height="23.189cm" svg:x="3.527cm" svg:y="7.69cm" presentation:class="outline" presentation:placeholder="true">
        <draw:text-box/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presentation:style-name="Title12-title" draw:layer="backgroundobjects" svg:width="29.069cm" svg:height="7.393cm" svg:x="3.527cm" svg:y="0.396cm" presentation:class="title" presentation:placeholder="true">
        <draw:text-box/>
      </draw:frame>
      <draw:frame presentation:style-name="Title12-outline1" draw:layer="backgroundobjects" svg:width="11.007cm" svg:height="55.685cm" svg:x="21.589cm" svg:y="-12.214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presentation:style-name="Title13-title" draw:layer="backgroundobjects" svg:width="29.069cm" svg:height="7.393cm" svg:x="3.527cm" svg:y="0.396cm" presentation:class="title" presentation:placeholder="true">
        <draw:text-box/>
      </draw:frame>
      <draw:frame presentation:style-name="Title13-outline1" draw:layer="backgroundobjects" svg:width="14.005cm" svg:height="40.791cm" svg:x="3.527cm" svg:y="-4.767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1$Build-9399</meta:generator>
    <dc:date>2010-04-06T22:54:39</dc:date>
    <meta:editing-cycles>5</meta:editing-cycles>
    <meta:editing-duration>PT02H17M27S</meta:editing-duration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